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13.41pt"/>
    </style:style>
    <style:style style:name="co3" style:family="table-column">
      <style:table-column-properties fo:break-before="auto" style:column-width="9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o_layout_2017_11_06-08_23_08" table:style-name="ta1">
        <table:shapes>
          <draw:frame draw:z-index="0" draw:style-name="gr1" draw:text-style-name="P1" svg:width="468pt" svg:height="324pt" svg:x="493.94pt" svg:y="159.19pt">
            <loext:p/>
            <draw:object draw:notify-on-update-of-ranges="'aco_layout_2017_11_06-08_23_08'.J2:'aco_layout_2017_11_06-08_23_08'.J11 'aco_layout_2017_11_06-08_23_08'.L1:'aco_layout_2017_11_06-08_23_08'.L1 'aco_layout_2017_11_06-08_23_08'.L2:'aco_layout_2017_11_06-08_23_08'.L11 'aco_layout_2017_11_06-08_23_08'.J2:'aco_layout_2017_11_06-08_23_08'.J11 'aco_layout_2017_11_06-08_23_08'.K1:'aco_layout_2017_11_06-08_23_08'.K1 'aco_layout_2017_11_06-08_23_08'.K2:'aco_layout_2017_11_06-08_23_08'.K11 'aco_layout_2017_11_06-08_23_08'.J2:'aco_layout_2017_11_06-08_23_08'.J11 'aco_layout_2017_11_06-08_23_08'.M1:'aco_layout_2017_11_06-08_23_08'.M1 'aco_layout_2017_11_06-08_23_08'.M2:'aco_layout_2017_11_06-08_23_08'.M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run0</text:p>
          </table:table-cell>
          <table:table-cell office:value-type="float" office:value="0" calcext:value-type="float">
            <text:p>0</text:p>
          </table:table-cell>
          <table:table-cell office:value-type="float" office:value="923.606797749979" calcext:value-type="float">
            <text:p>923.606797749979</text:p>
          </table:table-cell>
          <table:table-cell/>
          <table:table-cell office:value-type="string" calcext:value-type="string">
            <text:p>Ejecu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Diferencia</text:p>
          </table:table-cell>
          <table:table-cell office:value-type="string" calcext:value-type="string">
            <text:p>Evaluación</text:p>
          </table:table-cell>
          <table:table-cell/>
          <table:table-cell office:value-type="string" calcext:value-type="string">
            <text:p>Iteración</text:p>
          </table:table-cell>
          <table:table-cell office:value-type="string" calcext:value-type="string">
            <text:p>Mínimo</text:p>
          </table:table-cell>
          <table:table-cell office:value-type="string" calcext:value-type="string">
            <text:p>Promedio</text:p>
          </table:table-cell>
          <table:table-cell office:value-type="string" calcext:value-type="string">
            <text:p>Máximo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C1:.C10])" office:value-type="float" office:value="800" calcext:value-type="float">
            <text:p>800</text:p>
          </table:table-cell>
          <table:table-cell table:formula="of:=[.F2]-800" office:value-type="float" office:value="0" calcext:value-type="float">
            <text:p>0</text:p>
          </table:table-cell>
          <table:table-cell table:formula="of:=MATCH([.F2];[.C1:.C10];0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MIN([.$C1];[.$C11];[.$C21];[.$C31];[.$C41];[.$C51];[.$C61];[.$C71];[.$C81];[.$C91];[.$C101];[.$C111];[.$C121];[.$C131];[.$C141];[.$C151];[.$C161];[.$C171];[.$C181];[.$C191])" office:value-type="float" office:value="841.42135623731" calcext:value-type="float">
            <text:p>841.42135623731</text:p>
          </table:table-cell>
          <table:table-cell table:formula="of:=AVERAGE([.$C1];[.$C11];[.$C21];[.$C31];[.$C41];[.$C51];[.$C61];[.$C71];[.$C81];[.$C91];[.$C101];[.$C111];[.$C121];[.$C131];[.$C141];[.$C151];[.$C161];[.$C171];[.$C181];[.$C191])" office:value-type="float" office:value="923.246647147269" calcext:value-type="float">
            <text:p>923.246647147269</text:p>
          </table:table-cell>
          <table:table-cell table:formula="of:=MAX([.$C1];[.$C11];[.$C21];[.$C31];[.$C41];[.$C51];[.$C61];[.$C71];[.$C81];[.$C91];[.$C101];[.$C111];[.$C121];[.$C131];[.$C141];[.$C151];[.$C161];[.$C171];[.$C181];[.$C191])" office:value-type="float" office:value="1041.42135623731" calcext:value-type="float">
            <text:p>1041.4213562373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C11:.C20])" office:value-type="float" office:value="800" calcext:value-type="float">
            <text:p>800</text:p>
          </table:table-cell>
          <table:table-cell table:formula="of:=[.F3]-800" office:value-type="float" office:value="0" calcext:value-type="float">
            <text:p>0</text:p>
          </table:table-cell>
          <table:table-cell table:formula="of:=MATCH([.F3];[.C11:.C20];0)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formula="of:=MIN([.$C2];[.$C12];[.$C22];[.$C32];[.$C42];[.$C52];[.$C62];[.$C72];[.$C82];[.$C92];[.$C102];[.$C112];[.$C122];[.$C132];[.$C142];[.$C152];[.$C162];[.$C172];[.$C182];[.$C192])" office:value-type="float" office:value="841.42135623731" calcext:value-type="float">
            <text:p>841.42135623731</text:p>
          </table:table-cell>
          <table:table-cell table:formula="of:=AVERAGE([.$C2];[.$C12];[.$C22];[.$C32];[.$C42];[.$C52];[.$C62];[.$C72];[.$C82];[.$C92];[.$C102];[.$C112];[.$C122];[.$C132];[.$C142];[.$C152];[.$C162];[.$C172];[.$C182];[.$C192])" office:value-type="float" office:value="867.989898732233" calcext:value-type="float">
            <text:p>867.989898732233</text:p>
          </table:table-cell>
          <table:table-cell table:formula="of:=MAX([.$C2];[.$C12];[.$C22];[.$C32];[.$C42];[.$C52];[.$C62];[.$C72];[.$C82];[.$C92];[.$C102];[.$C112];[.$C122];[.$C132];[.$C142];[.$C152];[.$C162];[.$C172];[.$C182];[.$C192])" office:value-type="float" office:value="941.42135623731" calcext:value-type="float">
            <text:p>941.4213562373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C21:.C30])" office:value-type="float" office:value="800" calcext:value-type="float">
            <text:p>800</text:p>
          </table:table-cell>
          <table:table-cell table:formula="of:=[.F4]-800" office:value-type="float" office:value="0" calcext:value-type="float">
            <text:p>0</text:p>
          </table:table-cell>
          <table:table-cell table:formula="of:=MATCH([.F4];[.C21:.C30];0)"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formula="of:=MIN([.$C3];[.$C13];[.$C23];[.$C33];[.$C43];[.$C53];[.$C63];[.$C73];[.$C83];[.$C93];[.$C103];[.$C113];[.$C123];[.$C133];[.$C143];[.$C153];[.$C163];[.$C173];[.$C183];[.$C193])" office:value-type="float" office:value="800" calcext:value-type="float">
            <text:p>800</text:p>
          </table:table-cell>
          <table:table-cell table:formula="of:=AVERAGE([.$C3];[.$C13];[.$C23];[.$C33];[.$C43];[.$C53];[.$C63];[.$C73];[.$C83];[.$C93];[.$C103];[.$C113];[.$C123];[.$C133];[.$C143];[.$C153];[.$C163];[.$C173];[.$C183];[.$C193])" office:value-type="float" office:value="835.208152801713" calcext:value-type="float">
            <text:p>835.208152801713</text:p>
          </table:table-cell>
          <table:table-cell table:formula="of:=MAX([.$C3];[.$C13];[.$C23];[.$C33];[.$C43];[.$C53];[.$C63];[.$C73];[.$C83];[.$C93];[.$C103];[.$C113];[.$C123];[.$C133];[.$C143];[.$C153];[.$C163];[.$C173];[.$C183];[.$C193])" office:value-type="float" office:value="882.842712474619" calcext:value-type="float">
            <text:p>882.842712474619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4" calcext:value-type="float">
            <text:p>4</text:p>
          </table:table-cell>
          <table:table-cell table:formula="of:=MIN([.C31:.C40])" office:value-type="float" office:value="800" calcext:value-type="float">
            <text:p>800</text:p>
          </table:table-cell>
          <table:table-cell table:formula="of:=[.F5]-800" office:value-type="float" office:value="0" calcext:value-type="float">
            <text:p>0</text:p>
          </table:table-cell>
          <table:table-cell table:formula="of:=MATCH([.F5];[.C31:.C40];0)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MIN([.$C4];[.$C14];[.$C24];[.$C34];[.$C44];[.$C54];[.$C64];[.$C74];[.$C84];[.$C94];[.$C104];[.$C114];[.$C124];[.$C134];[.$C144];[.$C154];[.$C164];[.$C174];[.$C184];[.$C194])" office:value-type="float" office:value="800" calcext:value-type="float">
            <text:p>800</text:p>
          </table:table-cell>
          <table:table-cell table:formula="of:=AVERAGE([.$C4];[.$C14];[.$C24];[.$C34];[.$C44];[.$C54];[.$C64];[.$C74];[.$C84];[.$C94];[.$C104];[.$C114];[.$C124];[.$C134];[.$C144];[.$C154];[.$C164];[.$C174];[.$C184];[.$C194])" office:value-type="float" office:value="820.710678118655" calcext:value-type="float">
            <text:p>820.710678118655</text:p>
          </table:table-cell>
          <table:table-cell table:formula="of:=MAX([.$C4];[.$C14];[.$C24];[.$C34];[.$C44];[.$C54];[.$C64];[.$C74];[.$C84];[.$C94];[.$C104];[.$C114];[.$C124];[.$C134];[.$C144];[.$C154];[.$C164];[.$C174];[.$C184];[.$C194])" office:value-type="float" office:value="841.42135623731" calcext:value-type="float">
            <text:p>841.4213562373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C41:.C50])" office:value-type="float" office:value="800" calcext:value-type="float">
            <text:p>800</text:p>
          </table:table-cell>
          <table:table-cell table:formula="of:=[.F6]-800" office:value-type="float" office:value="0" calcext:value-type="float">
            <text:p>0</text:p>
          </table:table-cell>
          <table:table-cell table:formula="of:=MATCH([.F6];[.C41:.C50];0)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formula="of:=MIN([.$C5];[.$C15];[.$C25];[.$C35];[.$C45];[.$C55];[.$C65];[.$C75];[.$C85];[.$C95];[.$C105];[.$C115];[.$C125];[.$C135];[.$C145];[.$C155];[.$C165];[.$C175];[.$C185];[.$C195])" office:value-type="float" office:value="800" calcext:value-type="float">
            <text:p>800</text:p>
          </table:table-cell>
          <table:table-cell table:formula="of:=AVERAGE([.$C5];[.$C15];[.$C25];[.$C35];[.$C45];[.$C55];[.$C65];[.$C75];[.$C85];[.$C95];[.$C105];[.$C115];[.$C125];[.$C135];[.$C145];[.$C155];[.$C165];[.$C175];[.$C185];[.$C195])" office:value-type="float" office:value="806.213203435597" calcext:value-type="float">
            <text:p>806.213203435597</text:p>
          </table:table-cell>
          <table:table-cell table:formula="of:=MAX([.$C5];[.$C15];[.$C25];[.$C35];[.$C45];[.$C55];[.$C65];[.$C75];[.$C85];[.$C95];[.$C105];[.$C115];[.$C125];[.$C135];[.$C145];[.$C155];[.$C165];[.$C175];[.$C185];[.$C195])" office:value-type="float" office:value="841.42135623731" calcext:value-type="float">
            <text:p>841.4213562373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" calcext:value-type="float">
            <text:p>6</text:p>
          </table:table-cell>
          <table:table-cell table:formula="of:=MIN([.C51:.C60])" office:value-type="float" office:value="800" calcext:value-type="float">
            <text:p>800</text:p>
          </table:table-cell>
          <table:table-cell table:formula="of:=[.F7]-800" office:value-type="float" office:value="0" calcext:value-type="float">
            <text:p>0</text:p>
          </table:table-cell>
          <table:table-cell table:formula="of:=MATCH([.F7];[.C51:.C60];0)"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formula="of:=MIN([.$C6];[.$C16];[.$C26];[.$C36];[.$C46];[.$C56];[.$C66];[.$C76];[.$C86];[.$C96];[.$C106];[.$C116];[.$C126];[.$C136];[.$C146];[.$C156];[.$C166];[.$C176];[.$C186];[.$C196])" office:value-type="float" office:value="800" calcext:value-type="float">
            <text:p>800</text:p>
          </table:table-cell>
          <table:table-cell table:formula="of:=AVERAGE([.$C6];[.$C16];[.$C26];[.$C36];[.$C46];[.$C56];[.$C66];[.$C76];[.$C86];[.$C96];[.$C106];[.$C116];[.$C126];[.$C136];[.$C146];[.$C156];[.$C166];[.$C176];[.$C186];[.$C196])" office:value-type="float" office:value="802.071067811866" calcext:value-type="float">
            <text:p>802.071067811866</text:p>
          </table:table-cell>
          <table:table-cell table:formula="of:=MAX([.$C6];[.$C16];[.$C26];[.$C36];[.$C46];[.$C56];[.$C66];[.$C76];[.$C86];[.$C96];[.$C106];[.$C116];[.$C126];[.$C136];[.$C146];[.$C156];[.$C166];[.$C176];[.$C186];[.$C196])" office:value-type="float" office:value="841.42135623731" calcext:value-type="float">
            <text:p>841.42135623731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C61:.C70])" office:value-type="float" office:value="800" calcext:value-type="float">
            <text:p>800</text:p>
          </table:table-cell>
          <table:table-cell table:formula="of:=[.F8]-800" office:value-type="float" office:value="0" calcext:value-type="float">
            <text:p>0</text:p>
          </table:table-cell>
          <table:table-cell table:formula="of:=MATCH([.F8];[.C61:.C70];0)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formula="of:=MIN([.$C7];[.$C17];[.$C27];[.$C37];[.$C47];[.$C57];[.$C67];[.$C77];[.$C87];[.$C97];[.$C107];[.$C117];[.$C127];[.$C137];[.$C147];[.$C157];[.$C167];[.$C177];[.$C187];[.$C197])" office:value-type="float" office:value="800" calcext:value-type="float">
            <text:p>800</text:p>
          </table:table-cell>
          <table:table-cell table:formula="of:=AVERAGE([.$C7];[.$C17];[.$C27];[.$C37];[.$C47];[.$C57];[.$C67];[.$C77];[.$C87];[.$C97];[.$C107];[.$C117];[.$C127];[.$C137];[.$C147];[.$C157];[.$C167];[.$C177];[.$C187];[.$C197])" office:value-type="float" office:value="800" calcext:value-type="float">
            <text:p>800</text:p>
          </table:table-cell>
          <table:table-cell table:formula="of:=MAX([.$C7];[.$C17];[.$C27];[.$C37];[.$C47];[.$C57];[.$C67];[.$C77];[.$C87];[.$C97];[.$C107];[.$C117];[.$C127];[.$C137];[.$C147];[.$C157];[.$C167];[.$C177];[.$C187];[.$C197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8" calcext:value-type="float">
            <text:p>8</text:p>
          </table:table-cell>
          <table:table-cell table:formula="of:=MIN([.C71:.C80])" office:value-type="float" office:value="800" calcext:value-type="float">
            <text:p>800</text:p>
          </table:table-cell>
          <table:table-cell table:formula="of:=[.F9]-800" office:value-type="float" office:value="0" calcext:value-type="float">
            <text:p>0</text:p>
          </table:table-cell>
          <table:table-cell table:formula="of:=MATCH([.F9];[.C71:.C80];0)"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formula="of:=MIN([.$C8];[.$C18];[.$C28];[.$C38];[.$C48];[.$C58];[.$C68];[.$C78];[.$C88];[.$C98];[.$C108];[.$C118];[.$C128];[.$C138];[.$C148];[.$C158];[.$C168];[.$C178];[.$C188];[.$C198])" office:value-type="float" office:value="800" calcext:value-type="float">
            <text:p>800</text:p>
          </table:table-cell>
          <table:table-cell table:formula="of:=AVERAGE([.$C8];[.$C18];[.$C28];[.$C38];[.$C48];[.$C58];[.$C68];[.$C78];[.$C88];[.$C98];[.$C108];[.$C118];[.$C128];[.$C138];[.$C148];[.$C158];[.$C168];[.$C178];[.$C188];[.$C198])" office:value-type="float" office:value="800" calcext:value-type="float">
            <text:p>800</text:p>
          </table:table-cell>
          <table:table-cell table:formula="of:=MAX([.$C8];[.$C18];[.$C28];[.$C38];[.$C48];[.$C58];[.$C68];[.$C78];[.$C88];[.$C98];[.$C108];[.$C118];[.$C128];[.$C138];[.$C148];[.$C158];[.$C168];[.$C178];[.$C188];[.$C198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un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9" calcext:value-type="float">
            <text:p>9</text:p>
          </table:table-cell>
          <table:table-cell table:formula="of:=MIN([.C81:.C90])" office:value-type="float" office:value="800" calcext:value-type="float">
            <text:p>800</text:p>
          </table:table-cell>
          <table:table-cell table:formula="of:=[.F10]-800" office:value-type="float" office:value="0" calcext:value-type="float">
            <text:p>0</text:p>
          </table:table-cell>
          <table:table-cell table:formula="of:=MATCH([.F10];[.C81:.C90];0)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formula="of:=MIN([.$C9];[.$C19];[.$C29];[.$C39];[.$C49];[.$C59];[.$C69];[.$C79];[.$C89];[.$C99];[.$C109];[.$C119];[.$C129];[.$C139];[.$C149];[.$C159];[.$C169];[.$C179];[.$C189];[.$C199])" office:value-type="float" office:value="800" calcext:value-type="float">
            <text:p>800</text:p>
          </table:table-cell>
          <table:table-cell table:formula="of:=AVERAGE([.$C9];[.$C19];[.$C29];[.$C39];[.$C49];[.$C59];[.$C69];[.$C79];[.$C89];[.$C99];[.$C109];[.$C119];[.$C129];[.$C139];[.$C149];[.$C159];[.$C169];[.$C179];[.$C189];[.$C199])" office:value-type="float" office:value="800" calcext:value-type="float">
            <text:p>800</text:p>
          </table:table-cell>
          <table:table-cell table:formula="of:=MAX([.$C9];[.$C19];[.$C29];[.$C39];[.$C49];[.$C59];[.$C69];[.$C79];[.$C89];[.$C99];[.$C109];[.$C119];[.$C129];[.$C139];[.$C149];[.$C159];[.$C169];[.$C179];[.$C189];[.$C199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C91:.C100])" office:value-type="float" office:value="800" calcext:value-type="float">
            <text:p>800</text:p>
          </table:table-cell>
          <table:table-cell table:formula="of:=[.F11]-800" office:value-type="float" office:value="0" calcext:value-type="float">
            <text:p>0</text:p>
          </table:table-cell>
          <table:table-cell table:formula="of:=MATCH([.F11];[.C91:.C100];0)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MIN([.$C10];[.$C20];[.$C30];[.$C40];[.$C50];[.$C60];[.$C70];[.$C80];[.$C90];[.$C100];[.$C110];[.$C120];[.$C130];[.$C140];[.$C150];[.$C160];[.$C170];[.$C180];[.$C190];[.$C200])" office:value-type="float" office:value="800" calcext:value-type="float">
            <text:p>800</text:p>
          </table:table-cell>
          <table:table-cell table:formula="of:=AVERAGE([.$C10];[.$C20];[.$C30];[.$C40];[.$C50];[.$C60];[.$C70];[.$C80];[.$C90];[.$C100];[.$C110];[.$C120];[.$C130];[.$C140];[.$C150];[.$C160];[.$C170];[.$C180];[.$C190];[.$C200])" office:value-type="float" office:value="800" calcext:value-type="float">
            <text:p>800</text:p>
          </table:table-cell>
          <table:table-cell table:formula="of:=MAX([.$C10];[.$C20];[.$C30];[.$C40];[.$C50];[.$C60];[.$C70];[.$C80];[.$C90];[.$C100];[.$C110];[.$C120];[.$C130];[.$C140];[.$C150];[.$C160];[.$C170];[.$C180];[.$C190];[.$C200])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MIN([.C101:.C110])" office:value-type="float" office:value="800" calcext:value-type="float">
            <text:p>800</text:p>
          </table:table-cell>
          <table:table-cell table:formula="of:=[.F12]-800" office:value-type="float" office:value="0" calcext:value-type="float">
            <text:p>0</text:p>
          </table:table-cell>
          <table:table-cell table:formula="of:=MATCH([.F12];[.C101:.C11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MIN([.C111:.C120])" office:value-type="float" office:value="800" calcext:value-type="float">
            <text:p>800</text:p>
          </table:table-cell>
          <table:table-cell table:formula="of:=[.F13]-800" office:value-type="float" office:value="0" calcext:value-type="float">
            <text:p>0</text:p>
          </table:table-cell>
          <table:table-cell table:formula="of:=MATCH([.F13];[.C111:.C120];0)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MIN([.C121:.C130])" office:value-type="float" office:value="800" calcext:value-type="float">
            <text:p>800</text:p>
          </table:table-cell>
          <table:table-cell table:formula="of:=[.F14]-800" office:value-type="float" office:value="0" calcext:value-type="float">
            <text:p>0</text:p>
          </table:table-cell>
          <table:table-cell table:formula="of:=MATCH([.F14];[.C121:.C13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4" calcext:value-type="float">
            <text:p>4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MIN([.C131:.C140])" office:value-type="float" office:value="800" calcext:value-type="float">
            <text:p>800</text:p>
          </table:table-cell>
          <table:table-cell table:formula="of:=[.F15]-800" office:value-type="float" office:value="0" calcext:value-type="float">
            <text:p>0</text:p>
          </table:table-cell>
          <table:table-cell table:formula="of:=MATCH([.F15];[.C131:.C14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5" calcext:value-type="float">
            <text:p>5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MIN([.C141:.C150])" office:value-type="float" office:value="800" calcext:value-type="float">
            <text:p>800</text:p>
          </table:table-cell>
          <table:table-cell table:formula="of:=[.F16]-800" office:value-type="float" office:value="0" calcext:value-type="float">
            <text:p>0</text:p>
          </table:table-cell>
          <table:table-cell table:formula="of:=MATCH([.F16];[.C141:.C15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6" calcext:value-type="float">
            <text:p>16</text:p>
          </table:table-cell>
          <table:table-cell table:formula="of:=MIN([.C151:.C160])" office:value-type="float" office:value="800" calcext:value-type="float">
            <text:p>800</text:p>
          </table:table-cell>
          <table:table-cell table:formula="of:=[.F17]-800" office:value-type="float" office:value="0" calcext:value-type="float">
            <text:p>0</text:p>
          </table:table-cell>
          <table:table-cell table:formula="of:=MATCH([.F17];[.C151:.C160];0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MIN([.C161:.C170])" office:value-type="float" office:value="800" calcext:value-type="float">
            <text:p>800</text:p>
          </table:table-cell>
          <table:table-cell table:formula="of:=[.F18]-800" office:value-type="float" office:value="0" calcext:value-type="float">
            <text:p>0</text:p>
          </table:table-cell>
          <table:table-cell table:formula="of:=MATCH([.F18];[.C161:.C170];0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8" calcext:value-type="float">
            <text:p>18</text:p>
          </table:table-cell>
          <table:table-cell table:formula="of:=MIN([.C171:.C180])" office:value-type="float" office:value="800" calcext:value-type="float">
            <text:p>800</text:p>
          </table:table-cell>
          <table:table-cell table:formula="of:=[.F19]-800" office:value-type="float" office:value="0" calcext:value-type="float">
            <text:p>0</text:p>
          </table:table-cell>
          <table:table-cell table:formula="of:=MATCH([.F19];[.C171:.C18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1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9" calcext:value-type="float">
            <text:p>19</text:p>
          </table:table-cell>
          <table:table-cell table:formula="of:=MIN([.C181:.C190])" office:value-type="float" office:value="800" calcext:value-type="float">
            <text:p>800</text:p>
          </table:table-cell>
          <table:table-cell table:formula="of:=[.F20]-800" office:value-type="float" office:value="0" calcext:value-type="float">
            <text:p>0</text:p>
          </table:table-cell>
          <table:table-cell table:formula="of:=MATCH([.F20];[.C181:.C19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0" calcext:value-type="float">
            <text:p>0</text:p>
          </table:table-cell>
          <table:table-cell office:value-type="float" office:value="841.42135623731" calcext:value-type="float">
            <text:p>841.4213562373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MIN([.C191:.C200])" office:value-type="float" office:value="800" calcext:value-type="float">
            <text:p>800</text:p>
          </table:table-cell>
          <table:table-cell table:formula="of:=[.F21]-800" office:value-type="float" office:value="0" calcext:value-type="float">
            <text:p>0</text:p>
          </table:table-cell>
          <table:table-cell table:formula="of:=MATCH([.F21];[.C191:.C200];0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3"/>
          <table:table-cell table:style-name="ce1" office:value-type="string" calcext:value-type="string">
            <text:p>Promedio:</text:p>
          </table:table-cell>
          <table:table-cell table:style-name="ce2" table:formula="of:=AVERAGE([.H2:.H21])" office:value-type="float" office:value="4.45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3"/>
          <table:table-cell table:style-name="ce1" office:value-type="string" calcext:value-type="string">
            <text:p>Desviación estándar:</text:p>
          </table:table-cell>
          <table:table-cell table:style-name="ce3" table:formula="of:=STDEV([.H2:.H21])" office:value-type="float" office:value="1.14593101656986" calcext:value-type="float">
            <text:p>1.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2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0" calcext:value-type="float">
            <text:p>0</text:p>
          </table:table-cell>
          <table:table-cell office:value-type="float" office:value="982.842712474619" calcext:value-type="float">
            <text:p>9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3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0" calcext:value-type="float">
            <text:p>0</text:p>
          </table:table-cell>
          <table:table-cell office:value-type="float" office:value="965.028153987289" calcext:value-type="float">
            <text:p>965.028153987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4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0" calcext:value-type="float">
            <text:p>0</text:p>
          </table:table-cell>
          <table:table-cell office:value-type="float" office:value="1024.26406871193" calcext:value-type="float">
            <text:p>1024.264068711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5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0" calcext:value-type="float">
            <text:p>0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4" calcext:value-type="float">
            <text:p>4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7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0" calcext:value-type="float">
            <text:p>0</text:p>
          </table:table-cell>
          <table:table-cell office:value-type="float" office:value="941.42135623731" calcext:value-type="float">
            <text:p>9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1" calcext:value-type="float">
            <text:p>1</text:p>
          </table:table-cell>
          <table:table-cell office:value-type="float" office:value="941.42135623731" calcext:value-type="float">
            <text:p>9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8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0" calcext:value-type="float">
            <text:p>0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9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0" calcext:value-type="float">
            <text:p>0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0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0" calcext:value-type="float">
            <text:p>0</text:p>
          </table:table-cell>
          <table:table-cell office:value-type="float" office:value="982.842712474619" calcext:value-type="float">
            <text:p>9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4" calcext:value-type="float">
            <text:p>4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1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0" calcext:value-type="float">
            <text:p>0</text:p>
          </table:table-cell>
          <table:table-cell office:value-type="float" office:value="941.42135623731" calcext:value-type="float">
            <text:p>9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2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0" calcext:value-type="float">
            <text:p>0</text:p>
          </table:table-cell>
          <table:table-cell office:value-type="float" office:value="965.028153987289" calcext:value-type="float">
            <text:p>965.028153987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2" calcext:value-type="float">
            <text:p>2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3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0" calcext:value-type="float">
            <text:p>0</text:p>
          </table:table-cell>
          <table:table-cell office:value-type="float" office:value="1041.42135623731" calcext:value-type="float">
            <text:p>10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4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0" calcext:value-type="float">
            <text:p>0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5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0" calcext:value-type="float">
            <text:p>0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1" calcext:value-type="float">
            <text:p>1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6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0" calcext:value-type="float">
            <text:p>0</text:p>
          </table:table-cell>
          <table:table-cell office:value-type="float" office:value="941.42135623731" calcext:value-type="float">
            <text:p>9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7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0" calcext:value-type="float">
            <text:p>0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2" calcext:value-type="float">
            <text:p>2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8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0" calcext:value-type="float">
            <text:p>0</text:p>
          </table:table-cell>
          <table:table-cell office:value-type="float" office:value="982.842712474619" calcext:value-type="float">
            <text:p>9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1" calcext:value-type="float">
            <text:p>1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2" calcext:value-type="float">
            <text:p>2</text:p>
          </table:table-cell>
          <table:table-cell office:value-type="float" office:value="882.842712474619" calcext:value-type="float">
            <text:p>882.8427124746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3" calcext:value-type="float">
            <text:p>3</text:p>
          </table:table-cell>
          <table:table-cell office:value-type="float" office:value="841.42135623731" calcext:value-type="float">
            <text:p>841.421356237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7" calcext:value-type="float">
            <text:p>7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un19</text:p>
          </table:table-cell>
          <table:table-cell office:value-type="float" office:value="9" calcext:value-type="float">
            <text:p>9</text:p>
          </table:table-cell>
          <table:table-cell office:value-type="float" office:value="800" calcext:value-type="float">
            <text:p>8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4">00/00/0000</text:date>, <text:time style:data-style-name="N2" text:time-value="00:34:13.102201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4T00:41:19.339492000</dc:date>
    <meta:editing-duration>PT1H18M39S</meta:editing-duration>
    <meta:editing-cycles>7</meta:editing-cycles>
    <meta:generator>LibreOffice/5.4.2.2$MacOSX_X86_64 LibreOffice_project/22b09f6418e8c2d508a9eaf86b2399209b0990f4</meta:generator>
    <meta:document-statistic meta:table-count="1" meta:cell-count="7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 draw:opacity="0%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" chart:maximum="10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700" chart:maximum="1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76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Ultrafine_20_2_20_Dots_20_3_20_Dashes" svg:stroke-width="0.076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76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 draw:opacity="0%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11cm" svg:height="11.431cm" xlink:href=".." xlink:type="simple" chart:class="chart:scatter" chart:column-mapping="2 1 3" chart:style-name="ch1">
        <chart:legend svg:x="11.518cm" svg:y="1.027cm" style:legend-expansion="custom" chartooo:width="3.572cm" chartooo:height="1.686cm" style:legend-expansion-aspect-ratio="2.11862396204033" chart:style-name="ch2"/>
        <chart:plot-area chart:style-name="ch3" table:cell-range-address="'aco_layout_2017_11_06-08_23_08'.J2:'aco_layout_2017_11_06-08_23_08'.K11 'aco_layout_2017_11_06-08_23_08'.L1:'aco_layout_2017_11_06-08_23_08'.M11 'aco_layout_2017_11_06-08_23_08'.K1:'aco_layout_2017_11_06-08_23_08'.K1" chart:data-source-has-labels="row" svg:x="1.309cm" svg:y="0.228cm" svg:width="14.872cm" svg:height="10.026cm">
          <chartooo:coordinate-region svg:x="2.155cm" svg:y="0.427cm" svg:width="13.627cm" svg:height="9.18cm"/>
          <chart:axis chart:dimension="x" chart:name="primary-x" chart:style-name="ch4">
            <chart:title svg:x="8.083cm" svg:y="10.482cm" chart:style-name="ch5">
              <text:p>Iteración</text:p>
            </chart:title>
          </chart:axis>
          <chart:axis chart:dimension="y" chart:name="primary-y" chart:style-name="ch6">
            <chart:title svg:x="0.451cm" svg:y="5.715cm" chart:style-name="ch7">
              <text:p>Costo</text:p>
            </chart:title>
          </chart:axis>
          <chart:series chart:style-name="ch8" chart:values-cell-range-address="'aco_layout_2017_11_06-08_23_08'.L2:'aco_layout_2017_11_06-08_23_08'.L11" chart:label-cell-address="'aco_layout_2017_11_06-08_23_08'.L1:'aco_layout_2017_11_06-08_23_08'.L1" chart:class="chart:scatter">
            <chart:domain table:cell-range-address="'aco_layout_2017_11_06-08_23_08'.J2:'aco_layout_2017_11_06-08_23_08'.J11"/>
            <chart:data-point chart:repeated="10"/>
          </chart:series>
          <chart:series chart:style-name="ch9" chart:values-cell-range-address="'aco_layout_2017_11_06-08_23_08'.K2:'aco_layout_2017_11_06-08_23_08'.K11" chart:label-cell-address="'aco_layout_2017_11_06-08_23_08'.K1:'aco_layout_2017_11_06-08_23_08'.K1" chart:class="chart:scatter">
            <chart:data-point chart:repeated="10"/>
          </chart:series>
          <chart:series chart:style-name="ch10" chart:values-cell-range-address="'aco_layout_2017_11_06-08_23_08'.M2:'aco_layout_2017_11_06-08_23_08'.M11" chart:label-cell-address="'aco_layout_2017_11_06-08_23_08'.M1:'aco_layout_2017_11_06-08_23_08'.M1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romedio</text:p>
                <draw:g>
                  <svg:desc>'aco_layout_2017_11_06-08_23_08'.L1:'aco_layout_2017_11_06-08_23_08'.L1</svg:desc>
                </draw:g>
              </table:table-cell>
              <table:table-cell office:value-type="string">
                <text:p>Mínimo</text:p>
                <draw:g>
                  <svg:desc>'aco_layout_2017_11_06-08_23_08'.K1:'aco_layout_2017_11_06-08_23_08'.K1</svg:desc>
                </draw:g>
              </table:table-cell>
              <table:table-cell office:value-type="string">
                <text:p>Máximo</text:p>
                <draw:g>
                  <svg:desc>'aco_layout_2017_11_06-08_23_08'.M1:'aco_layout_2017_11_06-08_23_08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aco_layout_2017_11_06-08_23_08'.J2:'aco_layout_2017_11_06-08_23_08'.J11</svg:desc>
                </draw:g>
              </table:table-cell>
              <table:table-cell office:value-type="float" office:value="923.246647147269">
                <text:p>923.246647147269</text:p>
                <draw:g>
                  <svg:desc>'aco_layout_2017_11_06-08_23_08'.L2:'aco_layout_2017_11_06-08_23_08'.L11</svg:desc>
                </draw:g>
              </table:table-cell>
              <table:table-cell office:value-type="float" office:value="841.42135623731">
                <text:p>841.42135623731</text:p>
                <draw:g>
                  <svg:desc>'aco_layout_2017_11_06-08_23_08'.K2:'aco_layout_2017_11_06-08_23_08'.K11</svg:desc>
                </draw:g>
              </table:table-cell>
              <table:table-cell office:value-type="float" office:value="1041.42135623731">
                <text:p>1041.42135623731</text:p>
                <draw:g>
                  <svg:desc>'aco_layout_2017_11_06-08_23_08'.M2:'aco_layout_2017_11_06-08_23_08'.M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67.989898732233">
                <text:p>867.989898732233</text:p>
              </table:table-cell>
              <table:table-cell office:value-type="float" office:value="841.42135623731">
                <text:p>841.42135623731</text:p>
              </table:table-cell>
              <table:table-cell office:value-type="float" office:value="941.42135623731">
                <text:p>941.42135623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35.208152801713">
                <text:p>835.208152801713</text:p>
              </table:table-cell>
              <table:table-cell office:value-type="float" office:value="800">
                <text:p>800</text:p>
              </table:table-cell>
              <table:table-cell office:value-type="float" office:value="882.842712474619">
                <text:p>882.8427124746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20.710678118655">
                <text:p>820.710678118655</text:p>
              </table:table-cell>
              <table:table-cell office:value-type="float" office:value="800">
                <text:p>800</text:p>
              </table:table-cell>
              <table:table-cell office:value-type="float" office:value="841.42135623731">
                <text:p>841.421356237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06.213203435597">
                <text:p>806.213203435597</text:p>
              </table:table-cell>
              <table:table-cell office:value-type="float" office:value="800">
                <text:p>800</text:p>
              </table:table-cell>
              <table:table-cell office:value-type="float" office:value="841.42135623731">
                <text:p>841.4213562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02.071067811866">
                <text:p>802.071067811866</text:p>
              </table:table-cell>
              <table:table-cell office:value-type="float" office:value="800">
                <text:p>800</text:p>
              </table:table-cell>
              <table:table-cell office:value-type="float" office:value="841.42135623731">
                <text:p>841.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MacOSX_X86_64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